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165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2.54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  <style:text-properties fo:font-size="12pt" fo:font-weight="bold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padding-bottom="0.0138in" fo:padding-left="0.0555in" fo:padding-right="0.0138in" fo:padding-top="0.0138in" fo:border-right="none" fo:border-top="none"/>
      <style:text-properties fo:font-size="12pt" fo:font-weight="bold"/>
    </style:style>
    <style:style style:name="ce4" style:family="table-cell" style:parent-style-name="Default">
      <style:table-cell-properties fo:padding-bottom="0.0138in" fo:padding-left="0.0555in" fo:padding-right="0.0138in" fo:padding-top="0.0138in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size="12pt" fo:font-weight="bold"/>
    </style:style>
    <style:style style:name="ce6" style:family="table-cell" style:parent-style-name="Default">
      <style:table-cell-properties fo:border-bottom="0.74pt solid #000000" fo:border-left="0.74pt solid #000000" fo:padding-bottom="0.0138in" fo:padding-left="0.0555in" fo:padding-right="0.0138in" fo:padding-top="0.0138in" fo:border-right="none" fo:border-top="none"/>
      <style:text-properties fo:font-size="12pt" fo:font-weight="bold"/>
    </style:style>
    <style:style style:name="ce7" style:family="table-cell" style:parent-style-name="Default">
      <style:table-cell-properties fo:border-bottom="none" fo:border-left="0.74pt solid #000000" fo:padding-bottom="0.0138in" fo:padding-left="0.0555in" fo:padding-right="0.0138in" fo:padding-top="0.0138in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ce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Source</text:p>
          </table:table-cell>
          <table:table-cell table:style-name="ce5" office:value-type="string" calcext:value-type="string">
            <text:p>Context</text:p>
          </table:table-cell>
          <table:table-cell table:style-name="ce6" office:value-type="string" calcext:value-type="string">
            <text:p>English</text:p>
          </table:table-cell>
          <table:table-cell table:style-name="ce5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dDyeCandyAppl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Candy App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SafetyOrang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Safety O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LemonYellow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Lemon Yel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Chartreus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Chartreu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LimeGreen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Lime Gre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Aquamarin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Aquamar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Cyan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Cy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CobaltBlu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Cobalt B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RoyalPurpl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Royal Purp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Magenta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Magen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SalmonPink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Salmon P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JetBlack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Jet Bl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Silver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Silv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Gold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Gol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Burgundy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Burgund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ForestGreen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Forest Gre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Indigo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Indig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berCookingDesc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Start cooking in a proper kit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Helper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Cooking appliances for kitchen build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ModernOven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Modern O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OldStove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Old Sto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WoodStove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Wood Burning Sto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Microwave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Microwa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Toaster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Toas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CoffeeBasic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Coffee Mak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CoffeePro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Professional Coffee Mak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CharcoalGrillClosed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Charcoal Grill (Closed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CharcoalGrillOpen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Charcoal Grill (Ope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GasGrillClosed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Propane Grill (Closed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GasGrillOpen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Propane Grill (Open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berRifle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Rifle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SteelSpear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el Spear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Shotgun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hotgun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SteelClub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el Club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SteelSledge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el Sledgehammer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SteelKnuck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el Knuckles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MachineGun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Machine Gun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Bow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Bow / Crossbow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Handgun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Hand Gun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Machete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Machete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Baton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Baton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Robotic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Robotic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RocketLauncher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Rocket Launcher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SteelArmor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teel Armor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MilitaryArmor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ilitary Armor Parts Schematic</text:p>
          </table:table-cell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6-26T07:56:29.669000000</dc:date>
    <meta:editing-duration>PT56M34S</meta:editing-duration>
    <meta:editing-cycles>2</meta:editing-cycles>
    <meta:document-statistic meta:table-count="1" meta:cell-count="184" meta:object-count="0"/>
  </office:meta>
</office:document-meta>
</file>